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23.08mm" svg:y="49.94mm">
            <draw:object draw:notify-on-update-of-ranges="Sheet1.B11:Sheet1.B31 Sheet1.C11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DP/Dx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R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/2"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formula="of:=[.A4]*(AVERAGE([.C11:.C31]))*[.D4]/[.C4]" office:value-type="float" office:value="791.666666666667" calcext:value-type="float">
            <text:p>791,666666666667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x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1/[.$C$4])*([.$B$4])*([.B11]/2)*([.$D$4]-[.B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formula="of:=(1/[.$C$4])*([.$B$4])*([.B12]/2)*([.$D$4]-[.B12])" office:value-type="float" office:value="0.02375" calcext:value-type="float">
            <text:p>0,02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table:formula="of:=(1/[.$C$4])*([.$B$4])*([.B13]/2)*([.$D$4]-[.B13])" office:value-type="float" office:value="0.045" calcext:value-type="float">
            <text:p>0,0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table:formula="of:=(1/[.$C$4])*([.$B$4])*([.B14]/2)*([.$D$4]-[.B14])" office:value-type="float" office:value="0.06375" calcext:value-type="float">
            <text:p>0,06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table:formula="of:=(1/[.$C$4])*([.$B$4])*([.B15]/2)*([.$D$4]-[.B15])"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formula="of:=(1/[.$C$4])*([.$B$4])*([.B16]/2)*([.$D$4]-[.B16])" office:value-type="float" office:value="0.09375" calcext:value-type="float">
            <text:p>0,0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table:formula="of:=(1/[.$C$4])*([.$B$4])*([.B17]/2)*([.$D$4]-[.B17])" office:value-type="float" office:value="0.105" calcext:value-type="float">
            <text:p>0,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formula="of:=(1/[.$C$4])*([.$B$4])*([.B18]/2)*([.$D$4]-[.B18])" office:value-type="float" office:value="0.11375" calcext:value-type="float">
            <text:p>0,11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formula="of:=(1/[.$C$4])*([.$B$4])*([.B19]/2)*([.$D$4]-[.B19])"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table:formula="of:=(1/[.$C$4])*([.$B$4])*([.B20]/2)*([.$D$4]-[.B20])" office:value-type="float" office:value="0.12375" calcext:value-type="float">
            <text:p>0,12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formula="of:=(1/[.$C$4])*([.$B$4])*([.B21]/2)*([.$D$4]-[.B21])" office:value-type="float" office:value="0.125" calcext:value-type="float">
            <text:p>0,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table:formula="of:=(1/[.$C$4])*([.$B$4])*([.B22]/2)*([.$D$4]-[.B22])" office:value-type="float" office:value="0.12375" calcext:value-type="float">
            <text:p>0,12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table:formula="of:=(1/[.$C$4])*([.$B$4])*([.B23]/2)*([.$D$4]-[.B23])" office:value-type="float" office:value="0.12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table:formula="of:=(1/[.$C$4])*([.$B$4])*([.B24]/2)*([.$D$4]-[.B24])" office:value-type="float" office:value="0.11375" calcext:value-type="float">
            <text:p>0,11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table:formula="of:=(1/[.$C$4])*([.$B$4])*([.B25]/2)*([.$D$4]-[.B25])" office:value-type="float" office:value="0.105" calcext:value-type="float">
            <text:p>0,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formula="of:=(1/[.$C$4])*([.$B$4])*([.B26]/2)*([.$D$4]-[.B26])" office:value-type="float" office:value="0.09375" calcext:value-type="float">
            <text:p>0,09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6" calcext:value-type="float">
            <text:p>0,16</text:p>
          </table:table-cell>
          <table:table-cell table:formula="of:=(1/[.$C$4])*([.$B$4])*([.B27]/2)*([.$D$4]-[.B27])"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table:formula="of:=(1/[.$C$4])*([.$B$4])*([.B28]/2)*([.$D$4]-[.B28])" office:value-type="float" office:value="0.06375" calcext:value-type="float">
            <text:p>0,06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table:formula="of:=(1/[.$C$4])*([.$B$4])*([.B29]/2)*([.$D$4]-[.B29])" office:value-type="float" office:value="0.045" calcext:value-type="float">
            <text:p>0,0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9" calcext:value-type="float">
            <text:p>0,19</text:p>
          </table:table-cell>
          <table:table-cell table:formula="of:=(1/[.$C$4])*([.$B$4])*([.B30]/2)*([.$D$4]-[.B30])" office:value-type="float" office:value="0.02375" calcext:value-type="float">
            <text:p>0,02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formula="of:=(1/[.$C$4])*([.$B$4])*([.B31]/2)*([.$D$4]-[.B31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09:11:08.544462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3:46:17.827184410</meta:creation-date>
    <dc:date>2019-09-02T11:25:03.182338313</dc:date>
    <meta:editing-duration>PT50M18S</meta:editing-duration>
    <meta:editing-cycles>4</meta:editing-cycles>
    <meta:generator>LibreOffice/6.0.7.3$Linux_X86_64 LibreOffice_project/00m0$Build-3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B11:Sheet1.C31" svg:x="0.319cm" svg:y="0.18cm" svg:width="12.508cm" svg:height="8.645cm">
          <chartooo:coordinate-region svg:x="1.231cm" svg:y="0.38cm" svg:width="11.26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1:Sheet1.C31" chart:class="chart:scatter">
            <chart:domain table:cell-range-address="Sheet1.B11:Sheet1.B3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1:Sheet1.B31</svg:desc>
                </draw:g>
              </table:table-cell>
              <table:table-cell office:value-type="float" office:value="0">
                <text:p>0</text:p>
                <draw:g>
                  <svg:desc>Sheet1.C11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375">
                <text:p>0.02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6375">
                <text:p>0.06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11375">
                <text:p>0.11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12375">
                <text:p>0.12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2375">
                <text:p>0.12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1375">
                <text:p>0.11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6375">
                <text:p>0.06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2375">
                <text:p>0.02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